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3a12f1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a12f1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7fe1cc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80ebdf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3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3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33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3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3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transparent" style:font-weight-asian="bold" style:font-weight-complex="bold"/>
    </style:style>
    <style:style style:name="P3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3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6e346" fo:background-color="transparent" style:font-size-asian="10pt" style:font-weight-asian="bold" style:font-size-complex="10pt" style:font-weight-complex="bold"/>
    </style:style>
    <style:style style:name="P3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ae8838" fo:background-color="transparent" style:font-size-asian="10pt" style:font-weight-asian="bold" style:font-size-complex="10pt" style:font-weight-complex="bold"/>
    </style:style>
    <style:style style:name="P4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4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4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4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4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4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4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4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4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7fe1cc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5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 fo:background-color="transparent"/>
    </style:style>
    <style:style style:name="P5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93b5f7" officeooo:paragraph-rsid="00a6e346" fo:background-color="transparent"/>
    </style:style>
    <style:style style:name="P5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676701" fo:background-color="transparent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T1" style:family="text">
      <style:text-properties fo:color="#000000" style:font-name="monospace" fo:font-size="10pt" officeooo:rsid="0026793c" style:font-size-asian="10pt" style:font-size-complex="10pt"/>
    </style:style>
    <style:style style:name="T2" style:family="text">
      <style:text-properties fo:color="#000000" style:font-name="monospace" fo:font-size="10pt" officeooo:rsid="002c2d66" style:font-size-asian="10pt" style:font-size-complex="10pt"/>
    </style:style>
    <style:style style:name="T3" style:family="text">
      <style:text-properties fo:color="#000000" style:font-name="monospace" fo:font-size="10pt" officeooo:rsid="002f1d64" style:font-size-asian="10pt" style:font-size-complex="10pt"/>
    </style:style>
    <style:style style:name="T4" style:family="text">
      <style:text-properties fo:color="#000000" style:font-name="monospace" fo:font-size="10pt" officeooo:rsid="00411d20" style:font-size-asian="10pt" style:font-size-complex="10pt"/>
    </style:style>
    <style:style style:name="T5" style:family="text">
      <style:text-properties fo:color="#000000" style:font-name="monospace" fo:font-size="10pt" officeooo:rsid="00413e70" style:font-size-asian="10pt" style:font-size-complex="10pt"/>
    </style:style>
    <style:style style:name="T6" style:family="text">
      <style:text-properties fo:color="#000000" style:font-name="monospace" fo:font-size="10pt" officeooo:rsid="00414532" style:font-size-asian="10pt" style:font-size-complex="10pt"/>
    </style:style>
    <style:style style:name="T7" style:family="text">
      <style:text-properties fo:color="#000000" fo:font-weight="normal" officeooo:rsid="00767cc5" style:font-weight-asian="normal" style:font-weight-complex="normal"/>
    </style:style>
    <style:style style:name="T8" style:family="text">
      <style:text-properties fo:color="#000000" fo:font-weight="normal" officeooo:rsid="0078dcb4" style:font-weight-asian="normal" style:font-weight-complex="normal"/>
    </style:style>
    <style:style style:name="T9" style:family="text">
      <style:text-properties fo:color="#000000" fo:font-weight="normal" officeooo:rsid="007b4d12" style:font-weight-asian="normal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fo:background-color="transparent" loext:char-shading-value="0" style:font-weight-asian="bold" style:font-weight-complex="bold"/>
    </style:style>
    <style:style style:name="T12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15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16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17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18" style:family="text">
      <style:text-properties fo:color="#999999" officeooo:rsid="0026793c"/>
    </style:style>
    <style:style style:name="T19" style:family="text">
      <style:text-properties fo:color="#999999" officeooo:rsid="002b4312"/>
    </style:style>
    <style:style style:name="T20" style:family="text">
      <style:text-properties fo:color="#999999" officeooo:rsid="00299511" style:font-size-asian="10pt" style:font-size-complex="10pt"/>
    </style:style>
    <style:style style:name="T21" style:family="text">
      <style:text-properties officeooo:rsid="0026793c"/>
    </style:style>
    <style:style style:name="T22" style:family="text">
      <style:text-properties fo:color="#00a933"/>
    </style:style>
    <style:style style:name="T23" style:family="text">
      <style:text-properties fo:color="#00a933" officeooo:rsid="00450c81"/>
    </style:style>
    <style:style style:name="T24" style:family="text">
      <style:text-properties fo:color="#00a933" officeooo:rsid="00449123"/>
    </style:style>
    <style:style style:name="T25" style:family="text">
      <style:text-properties fo:color="#00a933" officeooo:rsid="00406ee0"/>
    </style:style>
    <style:style style:name="T26" style:family="text">
      <style:text-properties fo:color="#00a933" officeooo:rsid="004857e7"/>
    </style:style>
    <style:style style:name="T27" style:family="text">
      <style:text-properties fo:color="#00a933" officeooo:rsid="0049c045"/>
    </style:style>
    <style:style style:name="T28" style:family="text">
      <style:text-properties fo:color="#00a933" officeooo:rsid="00449123" fo:background-color="transparent" loext:char-shading-value="0"/>
    </style:style>
    <style:style style:name="T29" style:family="text">
      <style:text-properties fo:color="#00a933" officeooo:rsid="00392ba4" fo:background-color="transparent" loext:char-shading-value="0"/>
    </style:style>
    <style:style style:name="T30" style:family="text">
      <style:text-properties fo:color="#00a933" officeooo:rsid="0049c045" fo:background-color="transparent" loext:char-shading-value="0"/>
    </style:style>
    <style:style style:name="T31" style:family="text">
      <style:text-properties officeooo:rsid="00449123"/>
    </style:style>
    <style:style style:name="T32" style:family="text">
      <style:text-properties officeooo:rsid="0049c045"/>
    </style:style>
    <style:style style:name="T33" style:family="text">
      <style:text-properties fo:font-weight="normal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5" style:family="text">
      <style:text-properties officeooo:rsid="004cccdf"/>
    </style:style>
    <style:style style:name="T36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37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38" style:family="text">
      <style:text-properties fo:color="#c0c0c0"/>
    </style:style>
    <style:style style:name="T39" style:family="text">
      <style:text-properties fo:color="#000080"/>
    </style:style>
    <style:style style:name="T40" style:family="text">
      <style:text-properties officeooo:rsid="0020edfd" style:font-size-asian="10pt" style:font-size-complex="10pt"/>
    </style:style>
    <style:style style:name="T41" style:family="text">
      <style:text-properties fo:font-weight="bold" style:font-size-asian="10pt" style:font-weight-asian="bold" style:font-size-complex="10pt" style:font-weight-complex="bold"/>
    </style:style>
    <style:style style:name="T42" style:family="text">
      <style:text-properties fo:font-weight="bold" officeooo:rsid="0020edfd" style:font-size-asian="10pt" style:font-weight-asian="bold" style:font-size-complex="10pt" style:font-weight-complex="bold"/>
    </style:style>
    <style:style style:name="T43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44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45" style:family="text">
      <style:text-properties fo:color="#c9211e" officeooo:rsid="003a12f1"/>
    </style:style>
    <style:style style:name="T46" style:family="text">
      <style:text-properties fo:color="#c9211e" officeooo:rsid="009560fb"/>
    </style:style>
    <style:style style:name="T47" style:family="text">
      <style:text-properties officeooo:rsid="00767cc5"/>
    </style:style>
    <style:style style:name="T48" style:family="text">
      <style:text-properties officeooo:rsid="007b4d12" style:font-weight-asian="normal" style:font-weight-complex="normal"/>
    </style:style>
    <style:style style:name="T49" style:family="text">
      <style:text-properties officeooo:rsid="00767cc5" style:font-weight-asian="normal" style:font-weight-complex="normal"/>
    </style:style>
    <style:style style:name="T50" style:family="text">
      <style:text-properties officeooo:rsid="0078dcb4" style:font-weight-asian="normal" style:font-weight-complex="normal"/>
    </style:style>
    <style:style style:name="T51" style:family="text">
      <style:text-properties style:font-name="Ubuntu Beta" fo:font-size="10.5pt" officeooo:rsid="007b4d12" style:font-weight-asian="normal" style:font-weight-complex="normal"/>
    </style:style>
    <style:style style:name="T52" style:family="text">
      <style:text-properties fo:background-color="#ffff00" loext:char-shading-value="0"/>
    </style:style>
    <style:style style:name="T53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54" style:family="text">
      <style:text-properties officeooo:rsid="009560fb"/>
    </style:style>
    <style:style style:name="T55" style:family="text">
      <style:text-properties officeooo:rsid="003a12f1"/>
    </style:style>
    <style:style style:name="T56" style:family="text">
      <style:text-properties officeooo:rsid="0096ece9"/>
    </style:style>
    <style:style style:name="T57" style:family="text">
      <style:text-properties fo:background-color="transparent" loext:char-shading-value="0"/>
    </style:style>
    <style:style style:name="T58" style:family="text">
      <style:text-properties style:font-name="Consolas" officeooo:rsid="00767cc5"/>
    </style:style>
    <style:style style:name="T59" style:family="text">
      <style:text-properties style:font-name="Consolas" officeooo:rsid="009ec2d3" style:font-name-asian="Noto Sans Mono CJK SC" style:font-name-complex="Liberation Mono"/>
    </style:style>
    <style:style style:name="T60" style:family="text">
      <style:text-properties style:font-name="Consolas" officeooo:rsid="00767cc5" style:font-name-asian="Noto Sans Mono CJK SC" style:font-name-complex="Liberation Mono"/>
    </style:style>
    <style:style style:name="T61" style:family="text">
      <style:text-properties officeooo:rsid="00ae8838"/>
    </style:style>
    <style:style style:name="T62" style:family="text">
      <style:text-properties officeooo:rsid="00b0b42e"/>
    </style:style>
    <style:style style:name="T63" style:family="text">
      <style:text-properties officeooo:rsid="00b1fce7"/>
    </style:style>
    <style:style style:name="T64" style:family="text">
      <style:text-properties officeooo:rsid="00b23a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52">https://habr.com/ru/companies/flant/articles/336654/</text:span></text:a></text:p>
      <text:p text:style-name="P2"/>
      <text:p text:style-name="P60">Запуск из моего репозитория</text:p>
      <text:p text:style-name="P59">docker run <text:s/>-e TERM=xterm <text:s/>8evgeny/cowsay-dockerfile</text:p>
      <text:p text:style-name="P53"/>
      <text:p text:style-name="P52"><text:span text:style-name="T57">ssh </text:span><text:a xlink:type="simple" xlink:href="mailto:asoldatov@172.17.4.40" text:style-name="Internet_20_link" text:visited-style-name="Visited_20_Internet_20_Link"><text:span text:style-name="T57">asoldatov@172.17.4.40</text:span></text:a></text:p>
      <text:p text:style-name="P55"><text:span text:style-name="T10">8B&amp;987b*&amp;^5c*V&amp;^%</text:span></text:p>
      <text:p text:style-name="P55"><text:span text:style-name="T10"/></text:p>
      <text:p text:style-name="P54"><text:span text:style-name="T11">ssh </text:span><text:a xlink:type="simple" xlink:href="mailto:evg@172.17.4.40" text:style-name="Internet_20_link" text:visited-style-name="Visited_20_Internet_20_Link"><text:span text:style-name="T12">evg</text:span></text:a><text:a xlink:type="simple" xlink:href="mailto:evg@172.17.4.40" text:style-name="Internet_20_link" text:visited-style-name="Visited_20_Internet_20_Link"><text:span text:style-name="T11">@172.17.4.40</text:span></text:a></text:p>
      <text:p text:style-name="P56"><text:span text:style-name="T10">123</text:span></text:p>
      <text:p text:style-name="P49"/>
      <text:p text:style-name="P57"><text:span text:style-name="T45">sudo sshfs -o allow_other </text:span><text:span text:style-name="T46">evg</text:span><text:span text:style-name="T45">@172.17.4.40:/home/</text:span><text:span text:style-name="T46">evg</text:span><text:span text:style-name="T45">/ ~/SOFT/Github/GIT/24_arhiv/</text:span><text:span text:style-name="T46">evg</text:span></text:p>
      <text:p text:style-name="P57"><text:span text:style-name="T46"/></text:p>
      <text:p text:style-name="P36"><text:span text:style-name="T55">docker run -it --rm -d -p </text:span><text:span text:style-name="T53">8888</text:span><text:span text:style-name="T55">:80 --name web -v </text:span><text:span text:style-name="T54">/home/evg/16_WEB_ARHIV/CONTENT</text:span><text:span text:style-name="T55">:/usr/share/nginx/html nginx </text:span></text:p>
      <text:p text:style-name="P54"><text:a xlink:type="simple" xlink:href="http://172.17.4.40:8888/" text:style-name="Internet_20_link" text:visited-style-name="Visited_20_Internet_20_Link"><text:span text:style-name="T43">http://172.17.4.40:8</text:span></text:a><text:a xlink:type="simple" xlink:href="http://172.17.4.40:8888/" text:style-name="Internet_20_link" text:visited-style-name="Visited_20_Internet_20_Link"><text:span text:style-name="T44">888</text:span></text:a></text:p>
      <text:p text:style-name="P50"/>
      <text:p text:style-name="P35">docker build -t <text:s/>createwebcontent ~/SOFT/Github/GIT/16_WEB_ARHIV <text:s/><text:span text:style-name="T56">(см Dockerfile)</text:span></text:p>
      <text:p text:style-name="P34">docker tag createwebcontent 8evgeny/createwebcontent</text:p>
      <text:p text:style-name="P34">docker push 8evgeny/createwebcontent</text:p>
      <text:p text:style-name="P34"/>
      <text:p text:style-name="P39"/>
      <text:p text:style-name="P42">Скрипт start</text:p>
      <text:p text:style-name="P37"/>
      <text:p text:style-name="P40"><text:span text:style-name="T60">#!/usr/bin/bash</text:span></text:p>
      <text:p text:style-name="P40"><text:span text:style-name="T60">docker run --name=createwebcontent -v /etc/timezone:/etc/timezone:ro -v /etc/localtime:/etc/localtime:ro -v /home/evg/Ниокр-Актуальные_документы:/home/evg/SOFT/Github/GIT/16_WEB_ARHIV/Ниокр-Актуальные_документы 8evgeny/createwebcontent</text:span></text:p>
      <text:p text:style-name="P40"><text:span text:style-name="T60">docker cp createwebcontent:/home/evg/SOFT/Github/GIT/16_WEB_ARHIV /home/evg <text:s/></text:span></text:p>
      <text:p text:style-name="P40"><text:span text:style-name="T60">docker stop <text:s/>createwebcontent</text:span></text:p>
      <text:p text:style-name="P40"><text:span text:style-name="T60">docker rm <text:s/>createwebcontent</text:span></text:p>
      <text:p text:style-name="P2"/>
      <text:p text:style-name="P43">- Контейнер создан с теми-же путями</text:p>
      <text:p text:style-name="P43">- Помещен в DockerHub</text:p>
      <text:p text:style-name="P43">- На виртуалке по команде docker run <text:s/>он <text:s/>выкачивается</text:p>
      <text:p text:style-name="P48"><text:span text:style-name="T13">- </text:span><text:span text:style-name="T15">При запуске </text:span><text:span text:style-name="T17">у</text:span><text:span text:style-name="T15"> </text:span><text:span text:style-name="T14">контейнера </text:span><text:span text:style-name="T15">подменяется путь к Актуальным документам <text:s/></text:span><text:span text:style-name="T14">(используется не внутренний а </text:span><text:span text:style-name="T17">путь виртуалки</text:span><text:span text:style-name="T14"> </text:span><text:span text:style-name="T16">/home/evg/Ниокр-Актуальные_документы</text:span><text:span text:style-name="T15"> (добавить потом другие пути)</text:span></text:p>
      <text:p text:style-name="P44">- <text:span text:style-name="T63">/home/evg/16_WEB_ARHIV <text:s/>- <text:s/>и все что внутри - результат работы контейнера</text:span></text:p>
      <text:p text:style-name="P47"><text:span text:style-name="T13">- После работы </text:span><text:span text:style-name="T17">контейнер</text:span><text:span text:style-name="T13"> останавливается но не удаляется ( нет флага –rm )</text:span></text:p>
      <text:p text:style-name="P45">- Копируем все содержимое контейнера <text:span text:style-name="T64">в </text:span><text:span text:style-name="T63">/home/evg/16_WEB_ARHIV</text:span></text:p>
      <text:p text:style-name="P43">- Удаляем контейнер</text:p>
      <text:p text:style-name="P46"/>
      <text:p text:style-name="P46"/>
      <text:p text:style-name="P46"/>
      <text:p text:style-name="P46"/>
      <text:p text:style-name="P2"/>
      <text:p text:style-name="P2"/>
      <text:p text:style-name="P2"/>
      <text:p text:style-name="P2"/>
      <text:p text:style-name="P1">sudo groupadd docker</text:p>
      <text:p text:style-name="P1">sudo gpasswd -a $USER docker</text:p>
      <text:p text:style-name="P3">docker run hello-world</text:p>
      <text:p text:style-name="P3">docker run -it ubuntu bash</text:p>
      <text:p text:style-name="P4">docker image ls</text:p>
      <text:p text:style-name="P7"><text:span text:style-name="T41">docker rm </text:span><text:span text:style-name="T42">ИМЯ </text:span><text:span text:style-name="T40"><text:tab/> <text:s/><text:tab/></text:span><text:span text:style-name="T20">удалить окончательно</text:span></text:p>
      <text:p text:style-name="P11"/>
      <text:p text:style-name="P5"><text:span text:style-name="T21">docker rm -v $(docker ps -aq -f status=exited) <text:s text:c="2"/></text:span><text:span text:style-name="T19">удалить все остановленные</text:span><text:span text:style-name="T18"><text:tab/></text:span></text:p>
      <text:p text:style-name="P30"><text:span text:style-name="T36">echo alias </text:span><text:span text:style-name="T37">drm</text:span><text:span text:style-name="T36">="'docker rm -v $(docker ps -aq -f status=exited)'"&gt;&gt;.bashrc</text:span></text:p>
      <text:p text:style-name="P11"/>
      <text:p text:style-name="P9"><text:span text:style-name="T1">docker rm -v $(docker ps -aq -f status=</text:span><text:span text:style-name="T2">created</text:span><text:span text:style-name="T1">)</text:span></text:p>
      <text:p text:style-name="P6">docker rm 3e4029856551</text:p>
      <text:p text:style-name="P9"><text:span text:style-name="T1">docker </text:span><text:span text:style-name="T3">start</text:span><text:span text:style-name="T1"> 02b4b3b7b905</text:span></text:p>
      <text:p text:style-name="P6"><text:soft-page-break/>docker stop 02b4b3b7b905</text:p>
      <text:p text:style-name="P6"/>
      <text:p text:style-name="P6">С помощью Docker можно запустить командную оболочку shell внутри контейнера, выполнив следующую команду:</text:p>
      <text:p text:style-name="P12"><text:span text:style-name="T1">$ docker run -it -h </text:span><text:span text:style-name="T4">debian</text:span><text:span text:style-name="T1"> --</text:span><text:span text:style-name="T5">n</text:span><text:span text:style-name="T6">ame</text:span><text:span text:style-name="T5"> debian </text:span><text:span text:style-name="T1">debian /bin/bash</text:span></text:p>
      <text:p text:style-name="P6"/>
      <text:p text:style-name="P33"><text:span text:style-name="T22">docker run -it --name cowsay -h cowsay </text:span><text:span text:style-name="T26">debian</text:span><text:span text:style-name="T22"> bash </text:span></text:p>
      <text:p text:style-name="P33"><text:span text:style-name="T22">apt-get update </text:span><text:span text:style-name="T25">&amp;&amp; </text:span><text:span text:style-name="T22">apt-get install -y cowsay fortune </text:span></text:p>
      <text:p text:style-name="P18"><text:span text:style-name="T23">echo </text:span><text:span text:style-name="T24">"while true; do clear &amp;&amp; /usr/games/fortune | /usr/games/cowsay &amp;&amp; sleep </text:span><text:span text:style-name="T23">3</text:span><text:span text:style-name="T24">; done" &gt; /</text:span><text:span text:style-name="T27">usr/games/</text:span><text:span text:style-name="T24">test.sh</text:span></text:p>
      <text:p text:style-name="P22">chmod +x /usr/games/test.sh</text:p>
      <text:p text:style-name="P24"><text:span text:style-name="T24">/</text:span><text:span text:style-name="T27">usr/games/</text:span><text:span text:style-name="T24">test.sh</text:span></text:p>
      <text:p text:style-name="P10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19">docker commit cowsay test/cowsayimage</text:p>
      <text:p text:style-name="P10"><text:s/>Теперь у нас есть образ с предустановленным приложением cowsay, который мы можем запускать в любое время:</text:p>
      <text:p text:style-name="P20">docker run <text:s/>-e TERM=xterm <text:s/>test/cowsayimage <text:span text:style-name="T35">sh </text:span><text:span text:style-name="T31">/</text:span><text:span text:style-name="T32">usr/games/</text:span><text:span text:style-name="T31">test.sh</text:span></text:p>
      <text:p text:style-name="P25"><text:span text:style-name="T28">docker </text:span><text:span text:style-name="T29">run</text:span><text:span text:style-name="T28"> --tty </text:span><text:span text:style-name="T29">test/cowsayimage</text:span><text:span text:style-name="T28"> env TERM=xterm /</text:span><text:span text:style-name="T30">usr/games/</text:span><text:span text:style-name="T28">test.sh</text:span></text:p>
      <text:p text:style-name="P21">echo alias cowsay="'docker run --tty test/cowsayimage env TERM=xterm /usr/games/test.sh'"&gt;&gt;.bashrc</text:p>
      <text:p text:style-name="P26"><text:span text:style-name="T34">п</text:span><text:span text:style-name="T33">ерезагрузить терминал</text:span></text:p>
      <text:p text:style-name="P23">cowsay</text:p>
      <text:p text:style-name="P23"/>
      <text:p text:style-name="P58"/>
      <text:p text:style-name="P29">docker system prune -a</text:p>
      <text:p text:style-name="P28">Веб-сервер <text:s/></text:p>
      <text:p text:style-name="P32">docker run -it --rm -d -p 8080:80 --name web -v ~/SOFT/Github/GIT/16_WEB_ARHIV/CONTENT:/usr/share/nginx/html nginx</text:p>
      <text:p text:style-name="P16"><text:span text:style-name="T38"><text:s text:c="36"/></text:span>или</text:p>
      <text:p text:style-name="P16">docker<text:span text:style-name="T38"> </text:span>run<text:span text:style-name="T38"> </text:span>-it<text:span text:style-name="T38"> </text:span>--rm<text:span text:style-name="T38"> </text:span>-d<text:span text:style-name="T38"> </text:span>-p<text:span text:style-name="T38"> </text:span><text:span text:style-name="T39">8080</text:span>:<text:span text:style-name="T39">80</text:span><text:span text:style-name="T38"> </text:span>--name<text:span text:style-name="T38"> </text:span>web2<text:span text:style-name="T38"> </text:span>-v<text:span text:style-name="T38"> </text:span>~/SOFT/Github/GIT/<text:span text:style-name="T39">16_WEB_ARHIV</text:span>/CONTENT:/usr/local/apache2/htdocs/<text:span text:style-name="T38"> </text:span>httpd:<text:span text:style-name="T39">2.4</text:span></text:p>
      <text:p text:style-name="P17"/>
      <text:p text:style-name="P17"/>
      <text:p text:style-name="P16">docker<text:span text:style-name="T38"> </text:span>build<text:span text:style-name="T38"> </text:span>-t<text:span text:style-name="T38"> <text:s/></text:span>createwebcontent<text:span text:style-name="T38"> </text:span>~/SOFT/Github/GIT/<text:span text:style-name="T39">16_WEB_ARHIV</text:span></text:p>
      <text:p text:style-name="P16">Один<text:span text:style-name="T38"> </text:span>раз<text:span text:style-name="T38"> </text:span>дать<text:span text:style-name="T38"> </text:span>права<text:span text:style-name="T38"> </text:span>на<text:span text:style-name="T38"> </text:span>запись<text:span text:style-name="T38"> </text:span>других</text:p>
      <text:p text:style-name="P31">sudo<text:span text:style-name="T38"> </text:span>chmod<text:span text:style-name="T38"> </text:span>-R<text:span text:style-name="T38"> </text:span>ugo+rwx<text:span text:style-name="T38"> </text:span>~/SOFT/Github/GIT/<text:span text:style-name="T39">16_WEB_ARHIV</text:span>/CONTENT/content_for_web</text:p>
      <text:p text:style-name="P16">После<text:span text:style-name="T38"> </text:span>отработки<text:span text:style-name="T38"> </text:span>контейнера,<text:span text:style-name="T38"> </text:span>чтобы<text:span text:style-name="T38"> </text:span>пересобрать<text:span text:style-name="T38"> </text:span>-<text:span text:style-name="T38"> </text:span>удалить<text:span text:style-name="T38"> </text:span>под<text:span text:style-name="T38"> </text:span>root<text:span text:style-name="T38"> </text:span>файлы<text:span text:style-name="T38"> </text:span>из<text:span text:style-name="T38"> </text:span>content_for_web<text:span text:style-name="T38"> <text:s/></text:span>или</text:p>
      <text:p text:style-name="P31">sudo<text:span text:style-name="T38"> </text:span>chown<text:span text:style-name="T38"> </text:span>-R<text:span text:style-name="T38"> </text:span>evg:evg<text:span text:style-name="T38"> </text:span>~/SOFT/Github/GIT/<text:span text:style-name="T39">16_WEB_ARHIV</text:span>/CONTENT/content_for_web<text:span text:style-name="T38"> </text:span>&amp;&amp;<text:span text:style-name="T38"> </text:span>chmod<text:span text:style-name="T38"> </text:span>-R<text:span text:style-name="T38"> </text:span>ugo+rwx<text:span text:style-name="T38"> </text:span>~/SOFT/Github/GIT/<text:span text:style-name="T39">16_WEB_ARHIV</text:span>/CONTENT/content_for_web</text:p>
      <text:p text:style-name="P16">docker<text:span text:style-name="T38"> </text:span>run<text:span text:style-name="T38"> </text:span>--name=createwebcontent<text:span text:style-name="T38"> </text:span>--rm<text:span text:style-name="T38"> </text:span>-v<text:span text:style-name="T38"> </text:span>~/SOFT/Github/GIT/<text:span text:style-name="T39">16_WEB_ARHIV</text:span>/CONTENT:/home/evg/CONTENT<text:span text:style-name="T38"> </text:span>-v<text:span text:style-name="T38"> </text:span>~/SOFT/Github/GIT/<text:span text:style-name="T39">16_WEB_ARHIV</text:span>/Ниокр-Актуальные_документы:/home/evg/Ниокр-Актуальные_документы<text:span text:style-name="T38"> </text:span>-v<text:span text:style-name="T38"> </text:span>~/SOFT/Github/GIT/<text:span text:style-name="T39">16_WEB_ARHIV</text:span>/Ниокр-Документы_по_обозначениям:/home/evg/Ниокр-Документы_по_обозначениям<text:span text:style-name="T38"> </text:span>-v<text:span text:style-name="T38"> </text:span>~/SOFT/Github/GIT/<text:span text:style-name="T39">16_WEB_ARHIV</text:span>/Ниокр-Извещения_об_изменении:/home/evg/Ниокр-Извещения_об_изменении<text:span text:style-name="T38"> </text:span>-v<text:span text:style-name="T38"> </text:span>~/SOFT/Github/GIT/<text:span text:style-name="T39">16_WEB_ARHIV</text:span>/Ниокр-Неактуальные_документы:/home/evg/Ниокр-Неактуальные_документы<text:span text:style-name="T38"> </text:span>-v<text:span text:style-name="T38"> </text:span>/etc/timezone:/etc/timezone:ro<text:span text:style-name="T38"> </text:span>-v<text:span text:style-name="T38"> </text:span>/etc/localtime:/etc/localtime:ro<text:span text:style-name="T38"> </text:span>createwebcontent</text:p>
      <text:p text:style-name="P16"/>
      <text:p text:style-name="P16">docker<text:span text:style-name="T38"> </text:span>system<text:span text:style-name="T38"> </text:span>prune</text:p>
      <text:p text:style-name="P16">cd<text:span text:style-name="T38"> </text:span>~/SOFT/Github/GIT/<text:span text:style-name="T39">16_WEB_ARHIV</text:span><text:span text:style-name="T38"> </text:span>&amp;&amp;<text:span text:style-name="T38"> </text:span>docker<text:span text:style-name="T38"> </text:span>save<text:span text:style-name="T38"> </text:span>createwebcontent<text:span text:style-name="T38"> </text:span>&gt;<text:span text:style-name="T38"> </text:span>createwebcontent.tar</text:p>
      <text:p text:style-name="P16">cd<text:span text:style-name="T38"> </text:span>~/SOFT/Github/GIT/<text:span text:style-name="T39">16_WEB_ARHIV</text:span><text:span text:style-name="T38"> </text:span>&amp;&amp;<text:span text:style-name="T38"> </text:span>docker<text:span text:style-name="T38"> </text:span>load<text:span text:style-name="T38"> </text:span>-i<text:span text:style-name="T38"> </text:span>createwebcontent.tar</text:p>
      <text:p text:style-name="P27"/>
      <text:p text:style-name="P61"/>
      <text:p text:style-name="P13"><text:span text:style-name="T7">sudo mount.cifs //fs01.git-holding.ru/git/Рабочие\ группы </text:span><text:span text:style-name="T8">~</text:span><text:span text:style-name="T7">/WORKGRUP -o username=evgeniy.parubets@git-holding.ru, password=Qwerty123Qwerty123, uid=1000,iocharset=utf8</text:span><text:span text:style-name="T9">, </text:span><text:span text:style-name="T7">vers=</text:span><text:span text:style-name="T9">2</text:span><text:span text:style-name="T7">.</text:span><text:span text:style-name="T9">1</text:span></text:p>
      <text:p text:style-name="P8"/>
      <text:p text:style-name="P14"><text:span text:style-name="T49">//fs01.git-holding.ru/git/Рабочие\ группы</text:span><text:span text:style-name="T48"> </text:span><text:span text:style-name="T50">~</text:span><text:span text:style-name="T49">/WORKGRUP</text:span><text:span text:style-name="T48"> cifs <text:s/>rw,iocharset=utf8,workgroup=group,username=</text:span><text:span text:style-name="T49">evgeniy.parubets@git-holding.ru</text:span><text:span text:style-name="T48">,password=</text:span><text:span text:style-name="T49">Qwerty123Qwerty123</text:span><text:span text:style-name="T48">,uid=1000,gid=1000,dir_mode=0777,file_mode=0666,</text:span><text:span text:style-name="T51">vers=2.1</text:span><text:span text:style-name="T48"> 0 0</text:span></text:p>
      <text:p text:style-name="P51"/>
      <text:p text:style-name="P15"><text:span text:style-name="T49">sudo mount.cifs //fs01.git-holding.ru/git/Рабочие\ группы </text:span><text:span text:style-name="T50">~</text:span><text:span text:style-name="T49">/WORKGRUP -o <text:s/>uid=1000,iocharset=utf8</text:span><text:span text:style-name="T48">, </text:span><text:span text:style-name="T49">vers=</text:span><text:span text:style-name="T48">2</text:span><text:span text:style-name="T49">.</text:span><text:span text:style-name="T48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14T14:57:22.059252590</dc:date>
    <meta:editing-duration>PT17H18M17S</meta:editing-duration>
    <meta:editing-cycles>128</meta:editing-cycles>
    <meta:document-statistic meta:table-count="0" meta:image-count="0" meta:object-count="0" meta:page-count="2" meta:paragraph-count="72" meta:word-count="503" meta:character-count="5127" meta:non-whitespace-character-count="4640"/>
  </office:meta>
</office:document-meta>
</file>